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93cce"/>
    </style:style>
    <style:style style:name="P2" style:family="paragraph" style:parent-style-name="Text_20_body">
      <style:text-properties officeooo:rsid="00004ef9" officeooo:paragraph-rsid="000b1476"/>
    </style:style>
    <style:style style:name="P3" style:family="paragraph" style:parent-style-name="Text_20_body">
      <style:text-properties officeooo:rsid="00093cce" officeooo:paragraph-rsid="00093cce"/>
    </style:style>
    <style:style style:name="P4" style:family="paragraph" style:parent-style-name="Text_20_body">
      <style:text-properties officeooo:rsid="000b1476" officeooo:paragraph-rsid="000b1476"/>
    </style:style>
    <style:style style:name="P5" style:family="paragraph" style:parent-style-name="Text_20_body">
      <style:text-properties officeooo:paragraph-rsid="000b1476"/>
    </style:style>
    <style:style style:name="P6" style:family="paragraph" style:parent-style-name="Heading_20_2">
      <style:text-properties officeooo:rsid="00004ef9"/>
    </style:style>
    <style:style style:name="P7" style:family="paragraph" style:parent-style-name="Heading_20_2">
      <style:text-properties officeooo:rsid="0003f174" officeooo:paragraph-rsid="0003f174"/>
    </style:style>
    <style:style style:name="P8" style:family="paragraph" style:parent-style-name="Text_20_body">
      <style:text-properties officeooo:rsid="00004ef9" officeooo:paragraph-rsid="0002a279"/>
    </style:style>
    <style:style style:name="P9" style:family="paragraph" style:parent-style-name="Text_20_body">
      <style:text-properties officeooo:rsid="00004ef9" officeooo:paragraph-rsid="000b1476"/>
    </style:style>
    <style:style style:name="P10" style:family="paragraph" style:parent-style-name="Text_20_body">
      <style:text-properties officeooo:rsid="001082b3" officeooo:paragraph-rsid="001082b3"/>
    </style:style>
    <style:style style:name="T1" style:family="text">
      <style:text-properties officeooo:rsid="0002a2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a279" style:font-style-asian="italic" style:font-style-complex="italic"/>
    </style:style>
    <style:style style:name="T4" style:family="text">
      <style:text-properties fo:font-style="italic" officeooo:rsid="000b1476" style:font-style-asian="italic" style:font-style-complex="italic"/>
    </style:style>
    <style:style style:name="T5" style:family="text">
      <style:text-properties fo:font-style="italic" officeooo:rsid="0003f17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2a279" style:font-style-asian="normal" style:font-style-complex="normal"/>
    </style:style>
    <style:style style:name="T8" style:family="text">
      <style:text-properties fo:font-style="normal" officeooo:rsid="000b1476" style:font-style-asian="normal" style:font-style-complex="normal"/>
    </style:style>
    <style:style style:name="T9" style:family="text">
      <style:text-properties fo:font-style="normal" officeooo:rsid="0005c526" style:font-style-asian="normal" style:font-style-complex="normal"/>
    </style:style>
    <style:style style:name="T10" style:family="text">
      <style:text-properties fo:font-style="normal" officeooo:rsid="000b5b2d" style:font-style-asian="normal" style:font-style-complex="normal"/>
    </style:style>
    <style:style style:name="T11" style:family="text">
      <style:text-properties fo:font-style="normal" fo:font-weight="bold" officeooo:rsid="0003f174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02a279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0b1476" style:font-style-asian="normal" style:font-style-complex="normal"/>
    </style:style>
    <style:style style:name="T16" style:family="text">
      <style:text-properties fo:font-weight="bold" officeooo:rsid="0003f174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3f174"/>
    </style:style>
    <style:style style:name="T19" style:family="text">
      <style:text-properties officeooo:rsid="0005c526"/>
    </style:style>
    <style:style style:name="T20" style:family="text">
      <style:text-properties officeooo:rsid="00093cce"/>
    </style:style>
    <style:style style:name="T21" style:family="text">
      <style:text-properties officeooo:rsid="000b1476"/>
    </style:style>
    <style:style style:name="T22" style:family="text">
      <style:text-properties officeooo:rsid="000b5b2d"/>
    </style:style>
    <style:style style:name="T23" style:family="text">
      <style:text-properties officeooo:rsid="001082b3"/>
    </style:style>
    <style:style style:name="T24" style:family="text">
      <style:text-properties style:text-underline-style="solid" style:text-underline-width="auto" style:text-underline-color="font-color" officeooo:rsid="001082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18">from: </text:span><text:span text:style-name="T5">The Rokers</text:span></text:h>
      <text:p text:style-name="P8"><text:span text:style-name="T9"/></text:p>
      <text:h text:style-name="Heading_20_2" text:outline-level="2">General question</text:h>
      <text:p text:style-name="P1">D<text:span text:style-name="T20">o tests boost memory, even when you get all of the answers wrong?</text:span></text:p>
      <text:h text:style-name="P6" text:outline-level="2">Testable question</text:h>
      <text:p text:style-name="P3">Does having to guess the meaning of unfamiliar English words (e.g. <text:span text:style-name="T2">picaroon</text:span>), before being given the answer, improve performance on a subsequent cued recall task, relative to just studying the word-definition pair (e.g. <text:span text:style-name="T2">picaroon-cheat)</text:span> ?</text:p>
      <text:h text:style-name="P7" text:outline-level="2">Contribution</text:h>
      <text:p text:style-name="P5"><text:span text:style-name="T21">Potts &amp; Shanks (2014) have demonstrated this effect for a recognition test, where participants have to select the definitions they’ve seen (e.g. cheat) from among distractors. We are interested in whether their result will generalise to a more challenging format (i.e. cued recall, e.g. </text:span><text:span text:style-name="T4">picaroon</text:span><text:span text:style-name="T21">-?)</text:span></text:p>
      <text:h text:style-name="Heading_20_2" text:outline-level="2">Independent variable</text:h>
      <text:p text:style-name="P2"><text:span text:style-name="T24">Within-subjects IV: </text:span>S<text:span text:style-name="T21">tudy format (generate versus study). For some items, participants will seen e.g. </text:span><text:span text:style-name="T4">picaroon-?</text:span><text:span text:style-name="T8"> And have to guess the answer, before being given it. For other items, they’ll just be presented with the pair e.g. </text:span><text:span text:style-name="T4">picaroon-cheat</text:span><text:span text:style-name="T8">. </text:span></text:p>
      <text:p text:style-name="P10"><text:span text:style-name="T15">B</text:span><text:span text:style-name="T14">etween-subjects IV: </text:span><text:span text:style-name="T13">Difficult of test. Recall test occurs either after all items have been presented (hard) or after each encoding condition (easy).</text:span></text:p>
      <text:h text:style-name="Heading_20_2" text:outline-level="2">Dependent variable</text:h>
      <text:p text:style-name="P4">Percent correct on the cued recall test.</text:p>
      <text:h text:style-name="Heading_20_2" text:outline-level="2">Hypothesis</text:h>
      <text:p text:style-name="P2">R<text:span text:style-name="T21">ecall will be higher for generated items than for studied items.</text:span></text:p>
      <text:h text:style-name="Heading_20_2" text:outline-level="2">Stimuli</text:h>
      <text:p text:style-name="P4">Rare English words and their definitions (e.g. <text:span text:style-name="T2">roke-mist)</text:span><text:span text:style-name="T6">. We’ll use the same pairs as Potts &amp; Shanks (2014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19-12-04T16:47:20.889452175</meta:creation-date>
    <dc:date>2021-01-21T15:42:57.800412954</dc:date>
    <dc:creator>Andy Wills</dc:creator>
    <meta:editing-duration>PT7H35M2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205" meta:character-count="1348" meta:non-whitespace-character-count="1158"/>
  </office:meta>
</office:document-meta>
</file>